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shington Indacochea Delgado</meta:initial-creator>
    <meta:creation-date>2019-01-11T09:49:08.44172306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1.4.2$Linux_x86 LibreOffice_project/10$Build-2</meta:generator>
  </office:meta>
</office:document-meta>
</file>